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arsayılan-notes">
      <style:graphic-properties draw:fill-color="#ffffff" draw:auto-grow-height="true" fo:min-height="13.365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Varsayılan">
        <office:forms form:automatic-focus="false" form:apply-design-mode="false"/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tr" fo:country="TR" style:font-family-asian="Arial" style:font-family-generic-asian="system" style:font-pitch-asian="variable" style:font-size-asian="24pt" style:language-asian="tr" style:country-asian="TR" style:font-family-complex="Tahoma" style:font-family-generic-complex="system" style:font-pitch-complex="variable" style:font-size-complex="24pt" style:language-complex="tr" style:country-complex="T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arsayıla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arsayıla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arsayılan-background" style:family="presentation">
      <style:graphic-properties draw:stroke="none" draw:fill="none"/>
    </style:style>
    <style:style style:name="Varsayılan-backgroundobjects" style:family="presentation">
      <style:graphic-properties draw:shadow="hidden" draw:shadow-offset-x="0.3cm" draw:shadow-offset-y="0.3cm" draw:shadow-color="#808080"/>
    </style:style>
    <style:style style:name="Varsayıla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arsayılan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arsayılan-outline2" style:family="presentation" style:parent-style-name="Varsayıl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Varsayılan" style:page-layout-name="PM1" draw:style-name="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Varsayılan-title" draw:layer="backgroundobjects" svg:width="14.848cm" svg:height="11.135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
  </meta:generator>
    <meta:creation-date>2006-11-17T15:06:39</meta:creation-date>
    <dc:language>tr-TR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